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family-generic="roman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roman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TimesNewRomanPSMT1" svg:font-family="TimesNewRomanPSMT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498cm"/>
      <style:paragraph-properties style:writing-mode="lr-tb"/>
    </style:style>
    <style:style style:name="gr2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3.238cm" fo:min-width="18.5cm"/>
      <style:paragraph-properties style:writing-mode="lr-tb"/>
    </style:style>
    <style:style style:name="gr3" style:family="graphic" style:parent-style-name="standard">
      <style:graphic-properties svg:stroke-color="#000000" svg:stroke-opacity="0%" draw:fill-color="#eeeeee" draw:textarea-horizontal-align="justify" draw:textarea-vertical-align="middle" draw:auto-grow-height="false" fo:min-height="3.238cm" fo:min-width="18.5cm"/>
      <style:paragraph-properties style:writing-mode="lr-tb"/>
    </style:style>
    <style:style style:name="gr4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3.239cm" fo:min-width="18.5cm"/>
      <style:paragraph-properties style:writing-mode="lr-tb"/>
    </style:style>
    <style:style style:name="gr5" style:family="graphic" style:parent-style-name="standard">
      <style:graphic-properties svg:stroke-color="#000000" svg:stroke-opacity="0%" draw:fill-color="#eeeeee" draw:textarea-horizontal-align="justify" draw:textarea-vertical-align="middle" draw:auto-grow-height="false" fo:min-height="3.24cm" fo:min-width="18.5cm"/>
      <style:paragraph-properties style:writing-mode="lr-tb"/>
    </style:style>
    <style:style style:name="gr6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3.24cm" fo:min-width="18.5cm"/>
      <style:paragraph-properties style:writing-mode="lr-tb"/>
    </style:style>
    <style:style style:name="gr7" style:family="graphic" style:parent-style-name="standard">
      <style:graphic-properties svg:stroke-color="#000000" svg:stroke-opacity="0%" draw:fill-color="#eeeeee" draw:textarea-horizontal-align="justify" draw:textarea-vertical-align="middle" draw:auto-grow-height="false" fo:min-height="3.239cm" fo:min-width="18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5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-color="#cccccc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loext:graphic-properties draw:fill-color="#eeeeee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NewRomanPSMT" fo:font-size="12pt" style:font-name-asian="TimesNewRomanPSMT" style:font-size-asian="12pt" style:font-name-complex="TimesNewRomanPSMT" style:font-size-complex="12pt"/>
    </style:style>
    <style:style style:name="P7" style:family="paragraph">
      <loext:graphic-properties draw:fill-color="#cccccc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NewRomanPSMT" fo:font-size="12pt" style:font-name-asian="TimesNewRomanPSMT" style:font-size-asian="12pt" style:font-name-complex="TimesNewRomanPSMT" style:font-size-complex="12pt"/>
    </style:style>
    <style:style style:name="P8" style:family="paragraph">
      <loext:graphic-properties draw:fill-color="#eeeeee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NewRomanPSMT" fo:font-size="12pt" style:font-name-asian="TimesNewRomanPSMT" style:font-size-asian="12pt" style:font-name-complex="TimesNewRomanPSM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NewRomanPSMT" fo:font-size="12pt" style:font-name-asian="TimesNewRomanPSMT" style:font-size-asian="12pt" style:font-name-complex="TimesNewRomanPSMT" style:font-size-complex="12pt"/>
    </style:style>
    <style:style style:name="P1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NewRomanPSMT" fo:font-size="12pt" style:font-name-asian="TimesNewRomanPSMT" style:font-size-asian="12pt" style:font-name-complex="TimesNewRomanPSMT" style:font-size-complex="12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26pt" fo:text-shadow="1pt 1pt" style:font-size-asian="26pt" style:font-size-complex="26pt"/>
    </style:style>
    <style:style style:name="T2" style:family="text">
      <style:text-properties fo:color="#000000" loext:opacity="100%" style:font-name="TimesNewRomanPSMT" fo:font-size="18pt" fo:font-weight="bold" style:font-name-asian="TimesNewRomanPSMT" style:font-size-asian="18pt" style:font-weight-asian="bold" style:font-name-complex="TimesNewRomanPSMT" style:font-size-complex="18pt" style:font-weight-complex="bold"/>
    </style:style>
    <style:style style:name="T3" style:family="text">
      <style:text-properties fo:color="#000000" loext:opacity="100%" style:font-name="TimesNewRomanPSMT" fo:font-size="18pt" style:font-name-asian="TimesNewRomanPSMT" style:font-size-asian="18pt" style:font-name-complex="TimesNewRomanPSMT" style:font-size-complex="18pt"/>
    </style:style>
    <style:style style:name="T4" style:family="text">
      <style:text-properties fo:color="#000000" loext:opacity="100%" style:font-name="TimesNewRomanPSMT" fo:font-size="18pt" fo:font-weight="normal" style:font-name-asian="TimesNewRomanPSMT" style:font-size-asian="18pt" style:font-weight-asian="normal" style:font-name-complex="TimesNewRomanPSMT" style:font-size-complex="18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4.748cm" svg:x="1cm" svg:y="1cm">
          <draw:text-box>
            <text:p text:style-name="P1"><text:span text:style-name="T1"/></text:p>
            <text:p/>
            <text:p>Batterie &gt; iPhone</text:p>
          </draw:text-box>
        </draw:frame>
        <draw:custom-shape draw:style-name="gr2" draw:text-style-name="P4" draw:layer="layout" svg:width="19cm" svg:height="3.488cm" svg:x="1cm" svg:y="25.212cm">
          <text:p text:style-name="P3"><text:span text:style-name="T2">iPhone 7 Plus</text:span></text:p>
          <text:p text:style-name="P3"><text:span text:style-name="T3">Prix : 57,95 EU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21.778cm">
          <text:p text:style-name="P3"><text:span text:style-name="T2">iPhone 7</text:span></text:p>
          <text:p text:style-name="P3"><text:span text:style-name="T3">Prix : 55,95 EU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18.344cm">
          <text:p text:style-name="P3"><text:span text:style-name="T2">iPhone SE</text:span></text:p>
          <text:p text:style-name="P3"><text:span text:style-name="T3">Prix : 39,95 EU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14.91cm">
          <text:p text:style-name="P3"><text:span text:style-name="T2">iPhone 6s Plus</text:span></text:p>
          <text:p text:style-name="P3"><text:span text:style-name="T3">Prix : 42,95 EU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11.422cm">
          <text:p text:style-name="P3"><text:span text:style-name="T2">iPhone 6s</text:span></text:p>
          <text:p text:style-name="P3"><text:span text:style-name="T3">Prix : 40,95 EU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7.988cm">
          <text:p text:style-name="P3"><text:span text:style-name="T2">iPhone 6 Plus</text:span></text:p>
          <text:p text:style-name="P3"><text:span text:style-name="T3">Prix : 42,95 EU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4.5cm">
          <text:p text:style-name="P3"><text:span text:style-name="T2">iPhone 6</text:span></text:p>
          <text:p text:style-name="P3"><text:span text:style-name="T3">Prix : 40,95 EU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7" draw:layer="layout" svg:width="19cm" svg:height="3.489cm" svg:x="1cm" svg:y="25.211cm">
          <text:p text:style-name="P6"><text:span text:style-name="T2">iPhone 11 Pro Max à 13</text:span></text:p>
          <text:p text:style-name="P6"><text:span text:style-name="T4">Prix : 71,95 EU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9cm" svg:height="3.49cm" svg:x="1cm" svg:y="21.774cm">
          <text:p text:style-name="P6"><text:span text:style-name="T2">iPhone 11 Pro</text:span></text:p>
          <text:p text:style-name="P6"><text:span text:style-name="T4">Prix : 67,95 EU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cm" svg:height="3.49cm" svg:x="1cm" svg:y="18.339cm">
          <text:p text:style-name="P6"><text:span text:style-name="T2">iPhone Xs Max</text:span></text:p>
          <text:p text:style-name="P6"><text:span text:style-name="T4">Prix : 68,95 EU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9cm" svg:height="3.489cm" svg:x="1cm" svg:y="14.904cm">
          <text:p text:style-name="P9"><text:span text:style-name="T2">iPhone XS</text:span></text:p>
          <text:p text:style-name="P9"><text:span text:style-name="T4">Prix : 67,95 EU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cm" svg:height="3.49cm" svg:x="1cm" svg:y="11.414cm">
          <text:p text:style-name="P6"><text:span text:style-name="T2">iPhone Xr/11</text:span></text:p>
          <text:p text:style-name="P6"><text:span text:style-name="T4">Prix : 60,95 EU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9cm" svg:height="3.489cm" svg:x="1cm" svg:y="7.979cm">
          <text:p text:style-name="P6"><text:span text:style-name="T2">iPhone X</text:span></text:p>
          <text:p text:style-name="P6"><text:span text:style-name="T4">Prix : 66,95 EU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cm" svg:height="3.49cm" svg:x="1cm" svg:y="4.489cm">
          <text:p text:style-name="P6"><text:span text:style-name="T2">iPhone 8 Plus</text:span></text:p>
          <text:p text:style-name="P6"><text:span text:style-name="T4">Prix : 57,95 EU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9cm" svg:height="3.489cm" svg:x="1cm" svg:y="1cm">
          <text:p text:style-name="P6"><text:span text:style-name="T2">iPhone 8, SE 2020 ou SE 2022</text:span></text:p>
          <text:p text:style-name="P6"><text:span text:style-name="T4">Prix : 55,95 EUR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2" draw:layer="layout" svg:width="19cm" svg:height="4.748cm" svg:x="1cm" svg:y="1cm">
          <draw:text-box>
            <text:p text:style-name="P1"><text:span text:style-name="T1"/></text:p>
            <text:p/>
            <text:p>Batterie &gt; iPad</text:p>
            <text:p><text:span text:style-name="T5">vérification gratuite avant remplacement*</text:span></text:p>
          </draw:text-box>
        </draw:frame>
        <draw:custom-shape draw:style-name="gr3" draw:text-style-name="P5" draw:layer="layout" svg:width="19cm" svg:height="3.488cm" svg:x="1cm" svg:y="21.778cm">
          <text:p text:style-name="P3"><text:span text:style-name="T2">iPad Pro 12,9’’</text:span></text:p>
          <text:p text:style-name="P3"><text:span text:style-name="T3">Prix : 77,90 EUR + 12,00 EUR (réparation rapid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18.344cm">
          <text:p text:style-name="P3"><text:span text:style-name="T2">iPad Pro 10,5’’</text:span></text:p>
          <text:p text:style-name="P3"><text:span text:style-name="T3">Prix : 64,90 EUR + 12,00 EUR (réparation rap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14.91cm">
          <text:p text:style-name="P3"><text:span text:style-name="T2">iPad 3 à 8</text:span></text:p>
          <text:p text:style-name="P3"><text:span text:style-name="T3">Prix : 58,90 EUR + 7,00 EUR (réparation rapid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11.422cm">
          <text:p text:style-name="P3"><text:span text:style-name="T2">iPad 2</text:span></text:p>
          <text:p text:style-name="P3"><text:span text:style-name="T3">Prix : 47,90 EUR + 5,00 EUR (réparation rap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7.988cm">
          <text:p text:style-name="P3"><text:span text:style-name="T2">iPad Mini 3 et +</text:span></text:p>
          <text:p text:style-name="P3"><text:span text:style-name="T3">Prix : 56,90 EUR + 7,00 EUR (réparation rapid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4.5cm">
          <text:p text:style-name="P3"><text:span text:style-name="T2">iPad Mini 1 et 2</text:span></text:p>
          <text:p text:style-name="P3"><text:span text:style-name="T3">Prix : 44,90 EUR + 5,00 EUR (réparation rapide)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9cm" svg:height="2.783cm" svg:x="1cm" svg:y="25.85cm">
          <draw:text-box>
            <text:p text:style-name="P11">Vous ne trouvez pas votre iPad ? <text:span text:style-name="T6">Contactez-nous</text:span>.</text:p>
            <text:p text:style-name="P11"/>
            <text:p><text:span text:style-name="T7">*sauf pour les iPads Pro.</text:span></text:p>
          </draw:text-box>
        </draw:frame>
      </draw:page>
      <draw:page draw:name="page4" draw:style-name="dp1" draw:master-page-name="Default">
        <draw:frame draw:style-name="gr9" draw:text-style-name="P13" draw:layer="layout" svg:width="19cm" svg:height="3.5cm" svg:x="1cm" svg:y="1cm">
          <draw:text-box>
            <text:p text:style-name="P1"><text:span text:style-name="T1"/></text:p>
            <text:p/>
            <text:p>Batterie &gt; Apple Watch</text:p>
          </draw:text-box>
        </draw:frame>
        <draw:custom-shape draw:style-name="gr3" draw:text-style-name="P5" draw:layer="layout" svg:width="19cm" svg:height="3.488cm" svg:x="1cm" svg:y="14.91cm">
          <text:p text:style-name="P3"><text:span text:style-name="T2">Apple Watch Series 7</text:span></text:p>
          <text:p text:style-name="P3"><text:span text:style-name="T3">Prix : 49,99 EUR – 54,99 EU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11.422cm">
          <text:p text:style-name="P3"><text:span text:style-name="T2">Apple Watch Series 4, 5, 6, SE</text:span></text:p>
          <text:p text:style-name="P3"><text:span text:style-name="T3">Prix : 46,99 EUR – 51,99 EU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7.988cm">
          <text:p text:style-name="P3"><text:span text:style-name="T2">Apple Watch Series 2 et 3</text:span></text:p>
          <text:p text:style-name="P3"><text:span text:style-name="T3">Prix : 42,99 EUR – 47,99 EU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4.5cm">
          <text:p text:style-name="P3"><text:span text:style-name="T2">Apple Watch Series 1</text:span></text:p>
          <text:p text:style-name="P3"><text:span text:style-name="T3">Prix : 39,99 EUR – 44,99 EUR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9cm" svg:height="2.45cm" svg:x="1cm" svg:y="25.85cm">
          <draw:text-box>
            <text:p text:style-name="P11">Vous ne trouvez pas votre Apple Watch ? <text:span text:style-name="T6">Contactez-nous</text:span>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family-generic="roman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roman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TimesNewRomanPSMT1" svg:font-family="TimesNewRomanPSMT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0-30T17:41:13.585262280</meta:creation-date>
    <dc:date>2022-11-03T11:18:14.493122724</dc:date>
    <meta:editing-duration>P2DT10H45M20S</meta:editing-duration>
    <meta:editing-cycles>15</meta:editing-cycles>
    <meta:generator>LibreOffice/7.3.2.2$MacOSX_AARCH64 LibreOffice_project/49f2b1bff42cfccbd8f788c8dc32c1c309559be0</meta:generator>
    <meta:document-statistic meta:object-count="30"/>
  </office:meta>
</office:document-meta>
</file>